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F" svg:font-family="" style:font-family-generic="roman"/>
    <style:font-face style:name="Lohit Devanagari1"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5542in" style:rel-column-width="9438*"/>
    </style:style>
    <style:style style:name="Table1.B" style:family="table-column">
      <style:table-column-properties style:column-width="0.3708in" style:rel-column-width="534*"/>
    </style:style>
    <style:style style:name="Table1.1" style:family="table-row">
      <style:table-row-properties style:min-row-height="2.9965in"/>
    </style:style>
    <style:style style:name="Table1.A1" style:family="table-cell">
      <style:table-cell-properties style:writing-mode="page"/>
    </style:style>
    <style:style style:name="Table1.2" style:family="table-row">
      <style:table-row-properties style:min-row-height="2.8042in"/>
    </style:style>
    <style:style style:name="Table1.3" style:family="table-row">
      <style:table-row-properties style:min-row-height="1.6354in"/>
    </style:style>
    <style:style style:name="P1" style:family="paragraph" style:parent-style-name="Standard">
      <style:text-properties officeooo:rsid="0021468f" officeooo:paragraph-rsid="0021468f"/>
    </style:style>
    <style:style style:name="P2" style:family="paragraph" style:parent-style-name="Standard">
      <style:text-properties officeooo:paragraph-rsid="00288df7"/>
    </style:style>
    <style:style style:name="P3" style:family="paragraph" style:parent-style-name="Standard">
      <style:text-properties fo:font-size="13pt" fo:font-weight="bold" officeooo:rsid="0021468f" officeooo:paragraph-rsid="0021468f" style:font-size-asian="13pt" style:font-weight-asian="bold" style:font-size-complex="13pt" style:font-weight-complex="bold"/>
    </style:style>
    <style:style style:name="P4" style:family="paragraph" style:parent-style-name="Table_20_Contents">
      <style:text-properties officeooo:rsid="001ad414" officeooo:paragraph-rsid="001ad414"/>
    </style:style>
    <style:style style:name="P5" style:family="paragraph" style:parent-style-name="Text_20_body">
      <style:text-properties officeooo:rsid="0021468f" officeooo:paragraph-rsid="0021468f"/>
    </style:style>
    <style:style style:name="P6" style:family="paragraph" style:parent-style-name="Text_20_body">
      <style:text-properties fo:font-size="13pt" fo:font-weight="bold" officeooo:paragraph-rsid="0021468f" style:font-size-asian="13pt" style:font-weight-asian="bold" style:font-size-complex="13pt" style:font-weight-complex="bold"/>
    </style:style>
    <style:style style:name="P7" style:family="paragraph">
      <loext:graphic-properties draw:fill="none" draw:fill-color="#ffffff"/>
    </style:style>
    <style:style style:name="P8" style:family="paragraph">
      <loext:graphic-properties draw:fill="none" draw:fill-color="#ffffff"/>
      <style:paragraph-properties style:writing-mode="lr-tb"/>
      <style:text-properties fo:font-size="12pt"/>
    </style:style>
    <style:style style:name="P9" style:family="paragraph">
      <loext:graphic-properties draw:fill="none" draw:fill-color="#ffffff"/>
      <style:text-properties fo:font-size="14pt" style:font-size-asian="14pt" style:font-size-complex="14pt"/>
    </style:style>
    <style:style style:name="P10" style:family="paragraph">
      <style:text-properties fo:font-size="14pt" fo:font-weight="normal" style:font-size-asian="14pt" style:font-weight-asian="normal" style:font-size-complex="14pt" style:font-weight-complex="normal"/>
    </style:style>
    <style:style style:name="P11" style:family="paragraph">
      <loext:graphic-properties draw:fill="none" draw:fill-color="#ffffff"/>
      <style:text-properties fo:font-size="14pt" fo:font-weight="normal" style:font-size-asian="14pt" style:font-weight-asian="normal" style:font-size-complex="14pt" style:font-weight-complex="normal"/>
    </style:style>
    <style:style style:name="P12" style:family="paragraph">
      <style:text-properties style:font-name="Liberation Serif" fo:font-size="14pt" style:font-size-asian="14pt" style:font-size-complex="14pt"/>
    </style:style>
    <style:style style:name="P13" style:family="paragraph">
      <loext:graphic-properties draw:fill="none" draw:fill-color="#ffffff"/>
      <style:text-properties style:font-name="Liberation Serif" fo:font-size="14pt" style:font-size-asian="14pt" style:font-size-complex="14pt"/>
    </style:style>
    <style:style style:name="T1" style:family="text">
      <style:text-properties officeooo:rsid="0021468f"/>
    </style:style>
    <style:style style:name="T2" style:family="text">
      <style:text-properties officeooo:rsid="0022d5a0"/>
    </style:style>
    <style:style style:name="T3" style:family="text">
      <style:text-properties officeooo:rsid="00288df7"/>
    </style:style>
    <style:style style:name="T4" style:family="text">
      <style:text-properties fo:font-size="11pt" style:font-size-asian="11pt" style:font-size-complex="11pt"/>
    </style:style>
    <style:style style:name="T5" style:family="text">
      <style:text-properties fo:font-size="12pt"/>
    </style:style>
    <style:style style:name="T6" style:family="text">
      <style:text-properties fo:font-size="14pt" style:font-size-asian="14pt" style:font-size-complex="14pt"/>
    </style:style>
    <style:style style:name="T7" style:family="text">
      <style:text-properties fo:font-size="14pt" fo:font-weight="normal" style:font-size-asian="14pt" style:font-weight-asian="normal" style:font-size-complex="14pt" style:font-weight-complex="normal"/>
    </style:style>
    <style:style style:name="T8" style:family="text">
      <style:text-properties style:font-name="Liberation Serif" fo:font-size="14pt" style:font-size-asian="14pt" style:font-size-complex="14pt"/>
    </style:style>
    <style:style style:name="gr1" style:family="graphic">
      <style:graphic-properties draw:stroke="none" svg:stroke-color="#000000" draw:fill="none" draw:fill-color="#ffffff" fo:min-height="1.439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2.4362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2.6681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3366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4008in"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0.4008in" style:run-through="foreground" style:wrap="left" style:number-wrapped-paragraphs="no-limit" style:wrap-contour="true" style:wrap-contour-mode="full"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Small to Medium Sized Data Solution Write Up </text:span><text:span text:style-name="T3">(AWS Lambda reading from SNS) </text:span><text:span text:style-name="T1">: </text:span></text:p>
      <text:p text:style-name="P5">If the data is never expected to be large in scale I propose the following solution.</text:p>
      <table:table table:name="Table1" table:style-name="Table1">
        <table:table-column table:style-name="Table1.A"/>
        <table:table-column table:style-name="Table1.B"/>
        <table:table-row table:style-name="Table1.1">
          <table:table-cell table:style-name="Table1.A1" office:value-type="string">
            <text:p text:style-name="P4"><draw:frame text:anchor-type="paragraph" draw:z-index="0" draw:name="Shape1" draw:style-name="gr6" draw:text-style-name="P13" svg:width="1.635in" svg:height="0.4012in" draw:transform="rotate (-1.5707963267949) translate (6.84513888888889in 0.915277777777778in)"><draw:text-box><text:p text:style-name="P12"><text:span text:style-name="T8">Acquisition</text:span></text:p></draw:text-box></draw:frame><draw:frame text:anchor-type="paragraph" draw:z-index="3" draw:name="Shape4" draw:style-name="gr3" draw:text-style-name="P8" svg:width="6.2185in" svg:height="2.6685in" svg:x="0.2091in" svg:y="0.0465in"><draw:text-box><text:p><text:span text:style-name="T5"/></text:p><text:p><text:span text:style-name="T5"><text:tab/></text:span><text:span text:style-name="T4">There are </text:span><text:span text:style-name="T4">multiple data sources to </text:span><text:span text:style-name="T4">acquire data </text:span><text:span text:style-name="T4">from; .csv, .xml, .json. </text:span><text:span text:style-name="T4">To handle these </text:span><text:span text:style-name="T4">scenarios I would build </text:span><text:span text:style-name="T4">out a common interface </text:span><text:span text:style-name="T4">from which I would </text:span><text:span text:style-name="T4">build classes to inherit </text:span><text:span text:style-name="T4">from and override the </text:span><text:span text:style-name="T4">abstract methods. These </text:span><text:span text:style-name="T4">classes would be built </text:span><text:span text:style-name="T4">out with the specific </text:span><text:span text:style-name="T4">processing logic to </text:span><text:span text:style-name="T4">handle loading the </text:span><text:span text:style-name="T4">specific data format. </text:span><text:span text:style-name="T4">These classes would </text:span><text:span text:style-name="T4">instantiate my data </text:span><text:span text:style-name="T4">access objects. I would </text:span><text:span text:style-name="T4">also build an interface to </text:span><text:span text:style-name="T4">create an uniform data </text:span><text:span text:style-name="T4">transfer object. The </text:span><text:span text:style-name="T4">classes which inherit </text:span><text:span text:style-name="T4">from this interface and </text:span><text:span text:style-name="T4">override the abstract </text:span><text:span text:style-name="T4">methods with specific </text:span><text:span text:style-name="T4">logic to handle </text:span><text:span text:style-name="T4">transforming the </text:span><text:span text:style-name="T4">different formats of </text:span><text:span text:style-name="T4">loaded data. These </text:span><text:span text:style-name="T4">objects would output a </text:span><text:span text:style-name="T4">uniform format such as a </text:span><text:span text:style-name="T4">data frame to be </text:span><text:span text:style-name="T4">transferred to the </text:span><text:span text:style-name="T4">processing step. To </text:span><text:span text:style-name="T4">handle instantiating the </text:span><text:span text:style-name="T4">correct data access </text:span><text:span text:style-name="T4">object, I would build </text:span><text:span text:style-name="T4">some form of </text:span><text:span text:style-name="T4">configuration to specify </text:span><text:span text:style-name="T4">whether to instantiate the </text:span><text:span text:style-name="T4">json DAO, csv DAO, </text:span><text:span text:style-name="T4">etc. From the DAOs, </text:span><text:span text:style-name="T4">they would call the </text:span><text:span text:style-name="T4">corresponding DTO </text:span><text:span text:style-name="T4">classes. How this </text:span><text:span text:style-name="T4">configuration takes form </text:span><text:span text:style-name="T4">would be dependent </text:span><text:span text:style-name="T4">upon the architectural </text:span><text:span text:style-name="T4">decisions such as </text:span><text:span text:style-name="T4">passing configuration </text:span><text:span text:style-name="T4">through an SNS </text:span><text:span text:style-name="T4">message, or building </text:span><text:span text:style-name="T4">internal configuration to </text:span><text:span text:style-name="T4">call correct class based </text:span><text:span text:style-name="T4">upon the extension. In a </text:span><text:span text:style-name="T4">production scenario, I </text:span><text:span text:style-name="T4">would research proven </text:span><text:span text:style-name="T4">best practice for </text:span><text:span text:style-name="T4">configuration solutions </text:span><text:span text:style-name="T4">based upon architectural </text:span><text:span text:style-name="T4">choices. Please see flow </text:span><text:span text:style-name="T4">diagram section one for </text:span><text:span text:style-name="T4">acquisition overview. </text:span></text:p></draw:text-box></draw:frame></text:p>
          </table:table-cell>
          <table:table-cell table:style-name="Table1.A1" office:value-type="string">
            <text:p text:style-name="P4"/>
          </table:table-cell>
        </table:table-row>
        <table:table-row table:style-name="Table1.2">
          <table:table-cell table:style-name="Table1.A1" office:value-type="string">
            <text:p text:style-name="P4"><draw:frame text:anchor-type="paragraph" draw:z-index="1" draw:name="Shape2" draw:style-name="gr5" draw:text-style-name="P11" svg:width="1.524in" svg:height="0.4012in" draw:transform="rotate (-1.5707963267949) translate (6.8875in 1.13055555555556in)"><draw:text-box><text:p text:style-name="P10"><text:span text:style-name="T7">Processing</text:span></text:p></draw:text-box></draw:frame><draw:frame text:anchor-type="paragraph" draw:z-index="4" draw:name="Shape5" draw:style-name="gr2" draw:text-style-name="P7" svg:width="6.1862in" svg:height="2.4768in" svg:x="0.2091in" svg:y="0.1626in"><draw:text-box><text:p><text:tab/><text:span text:style-name="T4">In this step, I am focused on building out the structure of the data to be ingested into </text:span><text:span text:style-name="T4">storage. The structure of this data lends itself well to be ingested into a RDBS. <text:s/>Making use of </text:span><text:span text:style-name="T4">an ORM to create an independent solution to ingesting the data into various databases would </text:span><text:span text:style-name="T4">be the best choice in this scenario. This would involve building out data models to tie the </text:span><text:span text:style-name="T4">processed data to the corresponding attribute fields to load into the database of our choosing. </text:span><text:span text:style-name="T4">The output of this section would be a collection of the data models to be ingested. A crucial </text:span><text:span text:style-name="T4">part to processing this data would be to apply transformation logic to it. In this case, to prepare </text:span><text:span text:style-name="T4">the data to be ingested into a RDBS, you have to think about cleaning the data to ensure the </text:span><text:span text:style-name="T4">records follow a uniform format. For example, I would handle common clerical errors such as </text:span><text:span text:style-name="T4">stripping leading and trailing white spaces, handling for word separation, ensuring that all </text:span><text:span text:style-name="T4">characters are of same case. Depending upon unique keys, you would have to handle duplicate </text:span><text:span text:style-name="T4">records and delete all duplicate records if use case calls for it. After handling all common </text:span><text:span text:style-name="T4">scenarios, depending upon requirements of story I would apply custom transformation logic to </text:span><text:span text:style-name="T4">records. Once, the cleaning and transformation is finished, the data models are ready to be built </text:span><text:span text:style-name="T4">and passed on to the storage section. See section 2 of flow diagram</text:span></text:p></draw:text-box></draw:frame></text:p>
          </table:table-cell>
          <table:table-cell table:style-name="Table1.A1" office:value-type="string">
            <text:p text:style-name="Table_20_Contents"/>
          </table:table-cell>
        </table:table-row>
        <table:table-row table:style-name="Table1.3">
          <table:table-cell table:style-name="Table1.A1" office:value-type="string">
            <text:p text:style-name="P4"><draw:frame text:anchor-type="paragraph" draw:z-index="2" draw:name="Shape3" draw:style-name="gr4" draw:text-style-name="P9" svg:width="1.2823in" svg:height="0.337in" draw:transform="rotate (-1.5707963267949) translate (6.84236111111111in 0.424305555555556in)"><draw:text-box><text:p><text:span text:style-name="T6">Storage</text:span></text:p></draw:text-box></draw:frame><draw:frame text:anchor-type="paragraph" draw:z-index="5" draw:name="Shape6" draw:style-name="gr1" draw:text-style-name="P7" svg:width="6.2177in" svg:height="1.4394in" svg:x="0.1453in" svg:y="0.1965in"><draw:text-box><text:p><text:tab/><text:span text:style-name="T4">Depending on </text:span><text:span text:style-name="T4">the scale of the data, </text:span><text:span text:style-name="T4">and team resources I </text:span><text:span text:style-name="T4">would make a choice </text:span><text:span text:style-name="T4">between Amazon RDS </text:span><text:span text:style-name="T4">and Aurora. In this </text:span><text:span text:style-name="T4">scenario, with data </text:span><text:span text:style-name="T4">volume ranging from </text:span><text:span text:style-name="T4">low to medium I would </text:span><text:span text:style-name="T4">tend to go towards </text:span><text:span text:style-name="T4">Aurora. Aurora is a </text:span><text:span text:style-name="T4">low cost, fully </text:span><text:span text:style-name="T4">managed, and auto-</text:span><text:span text:style-name="T4">scaling up to 128 TB </text:span><text:span text:style-name="T4">database solution. We </text:span><text:span text:style-name="T4">wouldn’t need to </text:span><text:span text:style-name="T4">worry about adjusting </text:span><text:span text:style-name="T4">our provisions should </text:span><text:span text:style-name="T4">the data volume </text:span><text:span text:style-name="T4">expand beyond our </text:span><text:span text:style-name="T4">expected capacity. </text:span><text:span text:style-name="T4">Furthermore, aurora is </text:span><text:span text:style-name="T4">fault tolerant </text:span><text:span text:style-name="T4">continuously backing </text:span><text:span text:style-name="T4">up data to an s3 bucket </text:span><text:span text:style-name="T4">to recover should a </text:span><text:span text:style-name="T4">failure occur. At this </text:span><text:span text:style-name="T4">point in the solution, </text:span><text:span text:style-name="T4">we are ready to make a </text:span><text:span text:style-name="T4">connection to the </text:span><text:span text:style-name="T4">database and being the </text:span><text:span text:style-name="T4">process of loading our </text:span><text:span text:style-name="T4">data to aurora db. See </text:span><text:span text:style-name="T4">section 3 of flow </text:span><text:span text:style-name="T4">diagram.</text:span></text:p></draw:text-box></draw:frame></text:p>
          </table:table-cell>
          <table:table-cell table:style-name="Table1.A1" office:value-type="string">
            <text:p text:style-name="Table_20_Contents"/>
          </table:table-cell>
        </table:table-row>
      </table:table>
      <text:p text:style-name="Standard"/>
      <text:p text:style-name="P2"><text:span text:style-name="T3">Each step of the pipeline could be developed as a lambda function, allowing the solution to scale should we receive multiple files to process. This also helps ensure that should a file fail processing, it does compromise the system. Should a file fail, other files can continue processing and an error log should populate within Cloud watch. This allows the team to review the reason for the error and recover by finding root cause.</text:span></text:p>
      <text:p text:style-name="P3"><text:soft-page-break/>Large Data Solution Write Up (AWS step function): </text:p>
      <text:p text:style-name="P1"/>
      <text:p text:style-name="P1">If the data is expected <text:span text:style-name="T2">to be large in scale I would implement the following solution.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F" svg:font-family="" style:font-family-generic="roman"/>
    <style:font-face style:name="Lohit Devanagari1"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9T22:53:10.316960668</meta:creation-date>
    <dc:date>2021-02-20T00:55:58.258235520</dc:date>
    <meta:editing-duration>PT13M13S</meta:editing-duration>
    <meta:editing-cycles>2</meta:editing-cycles>
    <meta:generator>LibreOffice/6.4.5.2$Linux_X86_64 LibreOffice_project/40$Build-2</meta:generator>
    <meta:document-statistic meta:table-count="1" meta:image-count="0" meta:object-count="0" meta:page-count="2" meta:paragraph-count="5" meta:word-count="128" meta:character-count="730" meta:non-whitespace-character-count="604"/>
  </office:meta>
</office:document-meta>
</file>